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1b9" officeooo:paragraph-rsid="000ea1b9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ea1b9" officeooo:paragraph-rsid="0012f39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ea1b9" officeooo:paragraph-rsid="000ea1b9"/>
    </style:style>
    <style:style style:name="P4" style:family="paragraph" style:parent-style-name="Standard">
      <style:text-properties officeooo:rsid="000ea1b9" officeooo:paragraph-rsid="000ea1b9"/>
    </style:style>
    <style:style style:name="P5" style:family="paragraph" style:parent-style-name="Standard">
      <style:text-properties officeooo:rsid="0014a7ba" officeooo:paragraph-rsid="0014a7ba"/>
    </style:style>
    <style:style style:name="T1" style:family="text">
      <style:text-properties officeooo:rsid="001053d0"/>
    </style:style>
    <style:style style:name="T2" style:family="text">
      <style:text-properties officeooo:rsid="00112362"/>
    </style:style>
    <style:style style:name="T3" style:family="text">
      <style:text-properties officeooo:rsid="00113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 of contributions made as the requirement for </text:p>
      <text:p text:style-name="P2">CSE890 Course (Independent Study)</text:p>
      <text:p text:style-name="P3"/>
      <text:p text:style-name="P1">Student: AKM Khaled Ahsan Talukder</text:p>
      <text:p text:style-name="P5">PID: A45643395</text:p>
      <text:p text:style-name="P1"/>
      <text:p text:style-name="P1"/>
      <text:p text:style-name="P1">1. Conducted a thorough study on the current research on Opposition Based Learning (OBL), <text:span text:style-name="T3">their possible implications in multi-objective problem solving.</text:span></text:p>
      <text:p text:style-name="P1"/>
      <text:p text:style-name="P1">2. Devised a framework for incorporating the opposite solution generation concept into canonical Evolutionary Multi-objective Optimization (EMO) algorithm, namely with NSGA-II. <text:span text:style-name="T3">The code is written in C.</text:span></text:p>
      <text:p text:style-name="P1"/>
      <text:p text:style-name="P1">3. Formulated a definite guideline for computing the extreme points on the true Pareto-front, for this purpose a set of wrapper c-routine was implemented to glue <text:span text:style-name="T3">the </text:span>main project and the MATLAB code.</text:p>
      <text:p text:style-name="P1"/>
      <text:p text:style-name="P1">4. Implemented a detailed experimentation framework and data manipulation routines (mostly in bash and python) for this study.</text:p>
      <text:p text:style-name="P1"/>
      <text:p text:style-name="P1">5. The new approach has been tested with 12 benchmark problem<text:span text:style-name="T3">s</text:span> and <text:span text:style-name="T1">a detailed </text:span>statistical analyses have been carried out.</text:p>
      <text:p text:style-name="P1"/>
      <text:p text:style-name="P1">6. Implemented a massively parallel simulation scripts for the experimentation purpose, since each benchmark problem test needed to be <text:span text:style-name="T2">conducted</text:span> for 30 times with non-identical random seeds.</text:p>
      <text:p text:style-name="P1"/>
      <text:p text:style-name="P1">7. All the codes, scripts and their usage guidelines are available at: <text:a xlink:type="simple" xlink:href="https://git.cse.msu.edu/talukde1/cse890/tree/master">https://git.cse.msu.edu/talukde1/cse890/tree/master</text:a></text:p>
      <text:p text:style-name="P1"/>
      <text:p text:style-name="P1">8. The accompanying project report is attached below.</text:p>
      <text:p text:style-name="P1"/>
      <text:p text:style-name="P1">Regards</text:p>
      <text:p text:style-name="P1">Khaled</text:p>
      <text:p text:style-name="P1">08-18-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led </meta:initial-creator>
    <meta:creation-date>2015-08-18T00:29:57.629873767</meta:creation-date>
    <dc:date>2015-08-18T00:50:23.448861668</dc:date>
    <dc:creator>khaled </dc:creator>
    <meta:editing-duration>PT3M15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89" meta:character-count="1320" meta:non-whitespace-character-count="1145"/>
  </office:meta>
</office:document-meta>
</file>